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8" style:family="paragraph" style:parent-style-name="Standard">
      <style:paragraph-properties fo:text-align="start" style:justify-single-word="false" fo:hyphenation-ladder-count="no-limit"/>
      <style:text-properties officeooo:paragraph-rsid="010944cd" fo:hyphenate="true" fo:hyphenation-remain-char-count="2" fo:hyphenation-push-char-count="2" loext:hyphenation-no-caps="false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067ce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107c3cd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background-color="#ffffff" loext:char-shading-value="0" style:font-name-asian="Calibri" style:font-name-complex="Times New Roman1"/>
    </style:style>
    <style:style style:name="T10" style:family="text">
      <style:text-properties fo:language="uk" fo:country="UA" officeooo:rsid="0107c3cd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1067ce2" style:font-name-asian="Times New Roman1" style:font-weight-asian="bold" style:font-size-complex="14pt"/>
    </style:style>
    <style:style style:name="T13" style:family="text">
      <style:text-properties fo:font-weight="bold" officeooo:rsid="0113a725" style:font-name-asian="Times New Roman1" style:font-weight-asian="bold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6" style:family="text">
      <style:text-properties officeooo:rsid="0012bbd1"/>
    </style:style>
    <style:style style:name="T17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2pt" fo:language="uk" fo:country="UA" fo:font-weight="bold" officeooo:rsid="01133174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2pt" fo:language="uk" fo:country="UA" fo:font-weight="bold" officeooo:rsid="00147299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Times New Roman" fo:font-size="12pt" fo:language="uk" fo:country="UA" fo:font-weight="normal" officeooo:rsid="010944cd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language="uk" fo:country="UA" fo:font-weight="normal" officeooo:rsid="01133174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1342df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8in" draw:visible-area-height="1.9878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3">4</text:span></text:p>
      <text:p text:style-name="P15"><text:span text:style-name="T11"><text:line-break/></text:span><text:span text:style-name="T3">з дисципліни «</text:span><text:span text:style-name="T4">Інтернет-технології</text:span><text:span text:style-name="T15">»</text:span></text:p>
      <text:p text:style-name="P17"/>
      <text:p text:style-name="P14"><text:span text:style-name="T5">на тему: </text:span><text:span text:style-name="T6">«</text:span><text:span text:style-name="T7">Сесії та кукі</text:span><text:span text:style-name="T6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6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3"><text:span text:style-name="T9">Тема. </text:span><text:span text:style-name="T6">Сесії та кукі</text:span><text:span text:style-name="T8">.</text:span></text:p>
      <text:p text:style-name="P16"><text:span text:style-name="T17">Текст. </text:span><text:a xlink:type="simple" xlink:href="https://github.com/dazzlemon/diit_121-ipz_y4_web/blob/main/4/server/src/main.rs" text:style-name="Internet_20_link" text:visited-style-name="Visited_20_Internet_20_Link"><text:span text:style-name="T21">github/server</text:span></text:a><text:span text:style-name="T22">, </text:span><text:a xlink:type="simple" xlink:href="https://github.com/dazzlemon/diit_121-ipz_y4_web/tree/main/4/website/src" text:style-name="Internet_20_link" text:visited-style-name="Visited_20_Internet_20_Link"><text:span text:style-name="T23">github/frontend</text:span></text:a></text:p>
      <text:p text:style-name="P18"><text:bookmark text:name="page3R_mcid36"/><text:span text:style-name="T19">Результат. </text:span><text:a xlink:type="simple" xlink:href="https://raw.githubusercontent.com/dazzlemon/diit_121-ipz_y4_web/main/4/demo.gif" text:style-name="Internet_20_link" text:visited-style-name="Visited_20_Internet_20_Link"><text:span text:style-name="T20">g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2-10T17:58:41.731983128</dc:date>
    <meta:editing-duration>PT4H35M12S</meta:editing-duration>
    <meta:editing-cycles>253</meta:editing-cycles>
    <meta:generator>LibreOffice/7.3.6.2$Linux_X86_64 LibreOffice_project/30$Build-2</meta:generator>
    <meta:document-statistic meta:table-count="0" meta:image-count="0" meta:object-count="1" meta:page-count="2" meta:paragraph-count="17" meta:word-count="42" meta:character-count="320" meta:non-whitespace-character-count="289"/>
  </office:meta>
</office:document-meta>
</file>